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Serpentine with olivin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Fibrous aggregates in fractures altering olivin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Altering olivi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Not easily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" table:style-name="ce6">
            <text:p>7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Olivine 30%</text:p>
          </table:table-cell>
          <table:table-cell table:style-name="ce5"/>
          <table:table-cell table:number-columns-repeated="3" table:style-name="ce8"/>
          <table:table-cell table:number-columns-repeated="16378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Serpent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n parallel aggregates of fibrous crystals (asbestos) in fractures or massiv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 but may have greenish or yellow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Weak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It can present one direction but very 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It is an alteration miner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grays of the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3:38Z</dc:date>
    <meta:editing-cycles>9</meta:editing-cycles>
    <meta:editing-duration>PT4012S</meta:editing-duration>
  </office:meta>
</office:document-meta>
</file>